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AF00000212146B6F5D1FA6ED75.png" manifest:media-type="image/png"/>
  <manifest:file-entry manifest:full-path="Pictures/1000068800009698000054ABBAE8AB1092C97E1C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12cm" svg:stroke-color="#cccccc" draw:marker-start-width="0.518cm" draw:marker-end-width="0.518cm" draw:fill-color="#1c1c1c" draw:textarea-horizontal-align="justify" draw:textarea-vertical-align="top" draw:auto-grow-height="false" fo:min-height="5.06cm" fo:min-width="24.184cm" fo:padding-top="1.016cm" fo:padding-bottom="1.016cm" fo:padding-left="0.508cm" fo:padding-right="0.50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0.95cm" fo:min-width="27.5cm"/>
    </style:style>
    <style:style style:name="gr5" style:family="graphic" style:parent-style-name="standard">
      <style:graphic-properties draw:fill-color="#00ccff" draw:textarea-horizontal-align="justify" draw:textarea-vertical-align="top" draw:auto-grow-height="false" fo:min-height="7.584cm" fo:min-width="23.884cm" fo:padding-top="0.508cm" fo:padding-bottom="0.508cm" fo:padding-left="0.508cm" fo:padding-right="0.508cm" fo:wrap-option="wrap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3.584cm" fo:min-width="10.184cm" fo:padding-top="0.508cm" fo:padding-bottom="0.508cm" fo:padding-left="0.508cm" fo:padding-right="0.508cm" fo:wrap-option="wrap"/>
    </style:style>
    <style:style style:name="gr7" style:family="graphic" style:parent-style-name="objectwithoutfill">
      <style:graphic-properties svg:stroke-width="0.212cm" svg:stroke-color="#ff66cc" draw:marker-start="Arrow_20_concav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0.584cm" fo:min-width="10.184cm" fo:padding-top="0.508cm" fo:padding-bottom="0.508cm" fo:padding-left="0.508cm" fo:padding-right="0.508cm" fo:wrap-option="wrap"/>
    </style:style>
    <style:style style:name="gr9" style:family="graphic" style:parent-style-name="standard">
      <style:graphic-properties svg:stroke-width="0.212cm" svg:stroke-color="#cccccc" draw:marker-start-width="0.518cm" draw:marker-end-width="0.518cm" draw:fill-color="#1c1c1c" draw:textarea-horizontal-align="justify" draw:textarea-vertical-align="top" draw:auto-grow-height="false" fo:min-height="5.568cm" fo:min-width="24.184cm" fo:padding-top="1.016cm" fo:padding-bottom="1.016cm" fo:padding-left="0.508cm" fo:padding-right="0.508cm"/>
    </style:style>
    <style:style style:name="gr10" style:family="graphic" style:parent-style-name="standard">
      <style:graphic-properties svg:stroke-width="0.212cm" svg:stroke-color="#cccccc" draw:marker-start-width="0.518cm" draw:marker-end-width="0.518cm" draw:fill-color="#1c1c1c" draw:textarea-horizontal-align="justify" draw:textarea-vertical-align="top" draw:auto-grow-height="false" fo:min-height="5.568cm" fo:min-width="12.484cm" fo:padding-top="1.016cm" fo:padding-bottom="1.016cm" fo:padding-left="0.508cm" fo:padding-right="0.50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8.75cm" fo:min-width="27.5cm"/>
    </style:style>
    <style:style style:name="gr12" style:family="graphic" style:parent-style-name="standard">
      <style:graphic-properties draw:fill-color="#00ccff" draw:textarea-horizontal-align="justify" draw:textarea-vertical-align="top" draw:auto-grow-height="false" fo:min-height="5.384cm" fo:min-width="23.884cm" fo:padding-top="0.508cm" fo:padding-bottom="0.508cm" fo:padding-left="0.508cm" fo:padding-right="0.508cm" fo:wrap-option="wrap"/>
    </style:style>
    <style:style style:name="gr13" style:family="graphic" style:parent-style-name="standard">
      <style:graphic-properties draw:fill-color="#ffffff" draw:textarea-horizontal-align="justify" draw:textarea-vertical-align="top" draw:auto-grow-height="false" fo:min-height="1.284cm" fo:min-width="10.184cm" fo:padding-top="0.508cm" fo:padding-bottom="0.508cm" fo:padding-left="0.508cm" fo:padding-right="0.508cm" fo:wrap-option="wrap"/>
    </style:style>
    <style:style style:name="gr14" style:family="graphic" style:parent-style-name="standard">
      <style:graphic-properties draw:fill-color="#00ccff" draw:textarea-horizontal-align="justify" draw:textarea-vertical-align="top" draw:auto-grow-height="false" fo:min-height="6.584cm" fo:min-width="10.684cm" fo:padding-top="0.508cm" fo:padding-bottom="0.508cm" fo:padding-left="0.508cm" fo:padding-right="0.508cm" fo:wrap-option="wrap"/>
    </style:style>
    <style:style style:name="gr15" style:family="graphic" style:parent-style-name="standard">
      <style:graphic-properties draw:fill-color="#ffffff" draw:textarea-horizontal-align="justify" draw:textarea-vertical-align="top" draw:auto-grow-height="false" fo:min-height="2.784cm" fo:min-width="9.584cm" fo:padding-top="0.508cm" fo:padding-bottom="0.508cm" fo:padding-left="0.508cm" fo:padding-right="0.508cm" fo:wrap-option="wrap"/>
    </style:style>
    <style:style style:name="gr16" style:family="graphic" style:parent-style-name="standard">
      <style:graphic-properties draw:fill-color="#ffffff" draw:textarea-horizontal-align="justify" draw:textarea-vertical-align="top" draw:auto-grow-height="false" fo:min-height="0.584cm" fo:min-width="9.584cm" fo:padding-top="0.508cm" fo:padding-bottom="0.508cm" fo:padding-left="0.508cm" fo:padding-right="0.508cm" fo:wrap-option="wrap"/>
    </style:style>
    <style:style style:name="gr17" style:family="graphic" style:parent-style-name="standard">
      <style:graphic-properties draw:fill-color="#000000" draw:opacity="70%" draw:textarea-horizontal-align="justify" draw:textarea-vertical-align="middle" draw:auto-grow-height="false" fo:min-height="8.75cm" fo:min-width="27.5cm"/>
    </style:style>
    <style:style style:name="gr18" style:family="graphic" style:parent-style-name="standard">
      <style:graphic-properties draw:fill-color="#00ccff" draw:textarea-horizontal-align="justify" draw:textarea-vertical-align="top" draw:auto-grow-height="false" fo:min-height="4.784cm" fo:min-width="10.684cm" fo:padding-top="0.508cm" fo:padding-bottom="0.508cm" fo:padding-left="0.508cm" fo:padding-right="0.508cm" fo:wrap-option="wrap"/>
    </style:style>
    <style:style style:name="gr19" style:family="graphic" style:parent-style-name="standard">
      <style:graphic-properties draw:fill-color="#ffffff" draw:textarea-horizontal-align="justify" draw:textarea-vertical-align="top" draw:auto-grow-height="false" fo:min-height="0.784cm" fo:min-width="9.584cm" fo:padding-top="0.508cm" fo:padding-bottom="0.508cm" fo:padding-left="0.508cm" fo:padding-right="0.508cm" fo:wrap-option="wrap"/>
    </style:style>
    <style:style style:name="gr20" style:family="graphic" style:parent-style-name="standard">
      <style:graphic-properties svg:stroke-width="0.212cm" svg:stroke-color="#cccccc" draw:marker-start-width="0.518cm" draw:marker-end-width="0.518cm" draw:fill-color="#1c1c1c" draw:textarea-horizontal-align="justify" draw:textarea-vertical-align="top" draw:auto-grow-height="false" fo:min-height="10.168cm" fo:min-width="12.484cm" fo:padding-top="1.016cm" fo:padding-bottom="1.016cm" fo:padding-left="0.508cm" fo:padding-right="0.508cm"/>
    </style:style>
    <style:style style:name="gr21" style:family="graphic" style:parent-style-name="standard">
      <style:graphic-properties draw:fill-color="#00ccff" draw:textarea-horizontal-align="justify" draw:textarea-vertical-align="top" draw:auto-grow-height="false" fo:min-height="4.984cm" fo:min-width="10.684cm" fo:padding-top="0.508cm" fo:padding-bottom="0.508cm" fo:padding-left="0.508cm" fo:padding-right="0.508cm" fo:wrap-option="wrap"/>
    </style:style>
    <style:style style:name="gr22" style:family="graphic" style:parent-style-name="standard">
      <style:graphic-properties draw:fill-color="#ffffff" draw:textarea-horizontal-align="justify" draw:textarea-vertical-align="top" draw:auto-grow-height="false" fo:min-height="0.984cm" fo:min-width="9.584cm" fo:padding-top="0.508cm" fo:padding-bottom="0.508cm" fo:padding-left="0.508cm" fo:padding-right="0.508cm" fo:wrap-option="wrap"/>
    </style:style>
    <style:style style:name="pr1" style:family="presentation" style:parent-style-name="AbstractGreen-subtitle">
      <style:graphic-properties draw:fill-color="#ffffff" draw:auto-grow-height="true" fo:min-height="16.075cm"/>
    </style:style>
    <style:style style:name="pr2" style:family="presentation" style:parent-style-name="AbstractGreen-notes">
      <style:graphic-properties draw:fill-color="#ffffff" draw:auto-grow-height="true" fo:min-height="14cm"/>
    </style:style>
    <style:style style:name="pr3" style:family="presentation" style:parent-style-name="AbstractGreen-subtitle">
      <style:graphic-properties draw:fill-color="#ffffff" fo:min-height="16.075cm"/>
    </style:style>
    <style:style style:name="pr4" style:family="presentation" style:parent-style-name="AbstractGreen-notes">
      <style:graphic-properties draw:fill-color="#ffffff" fo:min-height="14cm"/>
    </style:style>
    <style:style style:name="P1" style:family="paragraph">
      <style:text-properties style:font-name="Liberation Mono" fo:font-size="96pt" fo:letter-spacing="-0.247cm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ffff"/>
      <style:text-properties style:font-name="Liberation Mono" fo:font-size="96pt" fo:letter-spacing="-0.247cm" fo:font-weight="bold" style:font-size-asian="96pt" style:font-weight-asian="bold" style:font-size-complex="96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paragraph-properties fo:text-align="start"/>
      <style:text-properties style:font-name="Liberation Mono"/>
    </style:style>
    <style:style style:name="P6" style:family="paragraph">
      <loext:graphic-properties draw:fill-color="#1c1c1c"/>
      <style:paragraph-properties fo:text-align="start"/>
      <style:text-properties style:font-name="Liberation Mono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start"/>
      <style:text-properties fo:font-weight="bold" style:font-weight-asian="bold" style:font-weight-complex="bold"/>
    </style:style>
    <style:style style:name="P9" style:family="paragraph">
      <loext:graphic-properties draw:fill-color="#00ccff"/>
      <style:paragraph-properties fo:text-align="start"/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style:font-name="Liberation Mono" fo:font-size="16pt" fo:font-weight="normal" style:font-weight-asian="normal" style:font-weight-complex="normal"/>
    </style:style>
    <style:style style:name="P11" style:family="paragraph">
      <loext:graphic-properties draw:fill-color="#ffffff"/>
      <style:paragraph-properties fo:text-align="start"/>
      <style:text-properties style:font-name="Liberation Mono" fo:font-size="16pt"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  <style:text-properties fo:font-weight="normal" style:font-weight-asian="normal" style:font-weight-complex="normal"/>
    </style:style>
    <style:style style:name="P14" style:family="paragraph">
      <loext:graphic-properties draw:fill-color="#ffffff"/>
      <style:paragraph-properties fo:text-align="start"/>
      <style:text-properties fo:font-weight="normal" style:font-weight-asian="normal" style:font-weight-complex="normal"/>
    </style:style>
    <style:style style:name="P15" style:family="paragraph">
      <style:paragraph-properties fo:margin-top="0.1cm" fo:margin-bottom="0.1cm" fo:text-align="start"/>
      <style:text-properties style:font-name="Liberation Mono"/>
    </style:style>
    <style:style style:name="P16" style:family="paragraph">
      <loext:graphic-properties draw:fill-color="#1c1c1c"/>
      <style:paragraph-properties fo:margin-top="0.1cm" fo:margin-bottom="0.1cm" fo:text-align="start"/>
      <style:text-properties style:font-name="Liberation Mono"/>
    </style:style>
    <style:style style:name="P17" style:family="paragraph">
      <loext:graphic-properties draw:fill-color="#ffffff"/>
    </style:style>
    <style:style style:name="P18" style:family="paragraph">
      <style:paragraph-properties fo:margin-top="0.1cm" fo:margin-bottom="0.1cm" fo:text-align="start"/>
      <style:text-properties style:font-name="Liberation Mono" fo:font-size="16pt"/>
    </style:style>
    <style:style style:name="P19" style:family="paragraph">
      <loext:graphic-properties draw:fill-color="#1c1c1c"/>
      <style:paragraph-properties fo:margin-top="0.1cm" fo:margin-bottom="0.1cm" fo:text-align="start"/>
      <style:text-properties style:font-name="Liberation Mono" fo:font-size="16pt"/>
    </style:style>
    <style:style style:name="P20" style:family="paragraph">
      <style:paragraph-properties fo:text-align="start"/>
      <style:text-properties fo:font-size="18pt" fo:font-weight="bold" style:font-weight-asian="bold" style:font-weight-complex="bold"/>
    </style:style>
    <style:style style:name="P21" style:family="paragraph">
      <loext:graphic-properties draw:fill-color="#00ccff"/>
      <style:paragraph-properties fo:text-align="start"/>
      <style:text-properties fo:font-size="18pt" fo:font-weight="bold" style:font-weight-asian="bold" style:font-weight-complex="bold"/>
    </style:style>
    <style:style style:name="P22" style:family="paragraph">
      <style:paragraph-properties fo:text-align="start"/>
      <style:text-properties fo:font-size="18pt" fo:font-weight="normal" style:font-weight-asian="normal" style:font-weight-complex="normal"/>
    </style:style>
    <style:style style:name="P23" style:family="paragraph">
      <loext:graphic-properties draw:fill-color="#ffffff"/>
      <style:paragraph-properties fo:text-align="start"/>
      <style:text-properties fo:font-size="18pt" fo:font-weight="normal" style:font-weight-asian="normal" style:font-weight-complex="normal"/>
    </style:style>
    <style:style style:name="P24" style:family="paragraph">
      <style:paragraph-properties fo:text-align="start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P25" style:family="paragraph">
      <loext:graphic-properties draw:fill-color="#ffffff"/>
      <style:paragraph-properties fo:text-align="start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P26" style:family="paragraph">
      <style:text-properties fo:font-size="36pt" fo:font-weight="bold" style:font-size-asian="36pt" style:font-weight-asian="bold" style:font-size-complex="36pt" style:font-weight-complex="bold"/>
    </style:style>
    <style:style style:name="P27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28" style:family="paragraph">
      <loext:graphic-properties draw:fill-color="#000000" draw:opacity="70%"/>
      <style:paragraph-properties fo:text-align="center"/>
    </style:style>
    <style:style style:name="P29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30" style:family="paragraph">
      <loext:graphic-properties draw:fill="none" draw:fill-color="#ffffff"/>
      <style:text-properties fo:color="#ffffff" fo:font-size="36pt" fo:font-weight="bold" style:font-size-asian="36pt" style:font-weight-asian="bold" style:font-size-complex="36pt" style:font-weight-complex="bold"/>
    </style:style>
    <style:style style:name="P31" style:family="paragraph">
      <style:text-properties fo:font-size="32pt"/>
    </style:style>
    <style:style style:name="P32" style:family="paragraph">
      <loext:graphic-properties draw:fill-color="#ffffff"/>
      <style:text-properties fo:font-size="32pt"/>
    </style:style>
    <style:style style:name="T1" style:family="text">
      <style:text-properties style:font-name="Liberation Mono" fo:font-size="96pt" fo:letter-spacing="-0.247cm" fo:font-weight="bold" style:font-size-asian="96pt" style:font-weight-asian="bold" style:font-size-complex="9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fo:background-color="#dddddd" style:font-weight-asian="bold" style:font-weight-complex="bold"/>
    </style:style>
    <style:style style:name="T5" style:family="text">
      <style:text-properties fo:font-size="80pt" fo:letter-spacing="-0.106cm" fo:font-weight="bold" style:font-size-asian="80pt" style:font-weight-asian="bold" style:font-size-complex="8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fo:background-color="#dddddd" style:font-size-asian="12pt" style:font-weight-asian="bold" style:font-size-complex="12pt" style:font-weight-complex="bold"/>
    </style:style>
    <style:style style:name="T11" style:family="text">
      <style:text-properties fo:color="#ffffff"/>
    </style:style>
    <style:style style:name="T12" style:family="text">
      <style:text-properties fo:font-size="12pt" fo:font-weight="normal" fo:background-color="transparent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office:forms form:automatic-focus="false" form:apply-design-mode="false"/>
        <draw:frame presentation:style-name="pr1" draw:text-style-name="P2" draw:layer="layout" svg:width="25.2cm" svg:height="16.075cm" svg:x="1.4cm" svg:y="0.8cm" presentation:class="subtitle" presentation:user-transformed="true">
          <draw:text-box>
            <text:p text:style-name="P1"><text:span text:style-name="T1">virtualenvs</text:span></text:p>
          </draw:text-box>
        </draw:frame>
        <draw:frame draw:style-name="gr1" draw:text-style-name="P3" draw:layer="layout" svg:width="9.218cm" svg:height="0.962cm" svg:x="8.6cm" svg:y="15.4cm">
          <draw:text-box>
            <text:p>...short for virtual environmen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32">
        <office:forms form:automatic-focus="false" form:apply-design-mode="false"/>
        <draw:custom-shape draw:style-name="gr3" draw:text-style-name="P6" draw:layer="layout" svg:width="25.2cm" svg:height="7.6cm" svg:x="1.4cm" svg:y="1.4cm">
          <text:p text:style-name="P5">&gt;&gt;&gt; import random</text:p>
          <text:p text:style-name="P5">&gt;&gt;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8cm" svg:height="11.2cm" svg:x="0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4.9cm" svg:height="8.6cm" svg:x="1.5cm" svg:y="11cm">
          <text:p text:style-name="P8"><text:span text:style-name="T2">Your Python install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1.2cm" svg:height="4.6cm" svg:x="2.1cm" svg:y="14.5cm">
          <text:p text:style-name="P10"><text:span text:style-name="T3">…</text:span><text:span text:style-name="T3">/lib/pythonX.Y</text:span></text:p>
          <text:p text:style-name="P10"><text:span text:style-name="T3">…</text:span></text:p>
          <text:p text:style-name="P10"><text:span text:style-name="T3">quopri.py</text:span></text:p>
          <text:p text:style-name="P10"><text:span text:style-name="T4">random.py</text:span></text:p>
          <text:p text:style-name="P10"><text:span text:style-name="T3">re.py</text:span></text:p>
          <text:p text:style-name="P10"><text:span text:style-name="T3">…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7.4cm" svg:y1="3.4cm" svg:x2="6cm" svg:y2="17cm">
          <text:p/>
        </draw:line>
        <draw:custom-shape draw:style-name="gr8" draw:text-style-name="P14" draw:layer="layout" svg:width="11.2cm" svg:height="1.6cm" svg:x="2.1cm" svg:y="12.7cm">
          <text:p text:style-name="P13"><text:span text:style-name="T3">Standard Libra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1T32">
        <office:forms form:automatic-focus="false" form:apply-design-mode="false"/>
        <draw:custom-shape draw:style-name="gr9" draw:text-style-name="P16" draw:layer="layout" svg:width="25.2cm" svg:height="7.6cm" svg:x="1.4cm" svg:y="1.4cm">
          <text:p text:style-name="P15">&gt;&gt;&gt; import random</text:p>
          <text:p text:style-name="P15">&gt;&gt;&gt; exit()</text:p>
          <text:p text:style-name="P15">$ pip install requests</text:p>
          <text:p text:style-name="P15">$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8cm" svg:height="11.2cm" svg:x="0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4.9cm" svg:height="8.6cm" svg:x="1.5cm" svg:y="11cm">
          <text:p text:style-name="P8"><text:span text:style-name="T2">Your Python install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1.2cm" svg:height="4.6cm" svg:x="2.1cm" svg:y="14.5cm">
          <text:p text:style-name="P10"><text:span text:style-name="T3">…</text:span><text:span text:style-name="T3">/lib/pythonX.Y</text:span></text:p>
          <text:p text:style-name="P10"><text:span text:style-name="T3">…</text:span></text:p>
          <text:p text:style-name="P10"><text:span text:style-name="T3">quopri.py</text:span></text:p>
          <text:p text:style-name="P10"><text:span text:style-name="T3">random.py</text:span></text:p>
          <text:p text:style-name="P10"><text:span text:style-name="T3">re.py</text:span></text:p>
          <text:p text:style-name="P10"><text:span text:style-name="T3">…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1.2cm" svg:height="1.6cm" svg:x="2.1cm" svg:y="12.7cm">
          <text:p text:style-name="P13"><text:span text:style-name="T3">Standard Library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1.2cm" svg:height="4.6cm" svg:x="14.6cm" svg:y="14.5cm">
          <text:p text:style-name="P10"><text:span text:style-name="T3">…</text:span><text:span text:style-name="T3">/lib/pythonX.Y/site-packages</text:span></text:p>
          <text:p text:style-name="P10"><text:span text:style-name="T4">requests/…</text:span></text:p>
          <text:p text:style-name="P10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1.2cm" svg:height="1.6cm" svg:x="14.6cm" svg:y="12.7cm">
          <text:p text:style-name="P13"><text:span text:style-name="T3">Site Packages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5cm" svg:y1="15.8cm" svg:x2="8.6cm" svg:y2="4.8cm">
          <text:p/>
        </draw:lin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1T32">
        <office:forms form:automatic-focus="false" form:apply-design-mode="false"/>
        <draw:custom-shape draw:style-name="gr9" draw:text-style-name="P16" draw:layer="layout" svg:width="25.2cm" svg:height="7.6cm" svg:x="1.4cm" svg:y="1.4cm">
          <text:p text:style-name="P15">&gt;&gt;&gt; import random</text:p>
          <text:p text:style-name="P15">&gt;&gt;&gt; exit()</text:p>
          <text:p text:style-name="P15">$ pip install requests</text:p>
          <text:p text:style-name="P15">$ python</text:p>
          <text:p text:style-name="P15">&gt;&gt;&gt; import requests</text:p>
          <text:p text:style-name="P15"/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8cm" svg:height="11.2cm" svg:x="0cm" svg:y="9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4.9cm" svg:height="8.6cm" svg:x="1.5cm" svg:y="11cm">
          <text:p text:style-name="P8"><text:span text:style-name="T2">Your Python install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1.2cm" svg:height="4.6cm" svg:x="2.1cm" svg:y="14.5cm">
          <text:p text:style-name="P10"><text:span text:style-name="T3">…</text:span><text:span text:style-name="T3">/lib/pythonX.Y</text:span></text:p>
          <text:p text:style-name="P10"><text:span text:style-name="T3">…</text:span></text:p>
          <text:p text:style-name="P10"><text:span text:style-name="T3">quopri.py</text:span></text:p>
          <text:p text:style-name="P10"><text:span text:style-name="T3">random.py</text:span></text:p>
          <text:p text:style-name="P10"><text:span text:style-name="T3">re.py</text:span></text:p>
          <text:p text:style-name="P10"><text:span text:style-name="T3">…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1.2cm" svg:height="1.6cm" svg:x="2.1cm" svg:y="12.7cm">
          <text:p text:style-name="P13"><text:span text:style-name="T3">Standard Library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1.2cm" svg:height="1.6cm" svg:x="14.6cm" svg:y="12.7cm">
          <text:p text:style-name="P13"><text:span text:style-name="T3">Site Packages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8.4cm" svg:y1="6.6cm" svg:x2="14.8cm" svg:y2="15.8cm">
          <text:p/>
        </draw:line>
        <draw:custom-shape draw:style-name="gr6" draw:text-style-name="P11" draw:layer="layout" svg:width="11.2cm" svg:height="4.6cm" svg:x="14.6cm" svg:y="14.5cm">
          <text:p text:style-name="P10"><text:span text:style-name="T3">…</text:span><text:span text:style-name="T3">/lib/pythonX.Y/site-packages</text:span></text:p>
          <text:p text:style-name="P10"><text:span text:style-name="T4">requests/…</text:span></text:p>
          <text:p text:style-name="P10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1T32">
        <office:forms form:automatic-focus="false" form:apply-design-mode="false"/>
        <draw:frame presentation:style-name="pr3" draw:text-style-name="P17" draw:layer="layout" svg:width="25.2cm" svg:height="16.075cm" svg:x="1.4cm" svg:y="1.9cm" presentation:class="subtitle" presentation:user-transformed="true">
          <draw:text-box>
            <text:p><text:span text:style-name="T5">Challenges</text:span></text:p>
            <text:p/>
            <text:p><text:span text:style-name="T6">...at some point you may need:</text:span></text:p>
            <text:p/>
            <text:p/>
            <text:p><text:span text:style-name="T2">Administrative privileges</text:span> to “pip install”</text:p>
            <text:p><text:span text:style-name="T7">[which you may not have in you work laptop]</text:span></text:p>
            <text:p/>
            <text:p><text:span text:style-name="T2">Different versions</text:span> of things for different projects <text:span text:style-name="T7">[you can “pip install thing==version”, but you can’t install two versions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1T32">
        <office:forms form:automatic-focus="false" form:apply-design-mode="false"/>
        <draw:custom-shape draw:style-name="gr10" draw:text-style-name="P19" draw:layer="layout" svg:width="13.5cm" svg:height="7.6cm" svg:x="0.9cm" svg:y="1.4cm">
          <text:p text:style-name="P18">$ virtualenv amaz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8cm" svg:height="9cm" svg:x="0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24.9cm" svg:height="6.4cm" svg:x="1.5cm" svg:y="13.2cm">
          <text:p text:style-name="P20"><text:span text:style-name="T2">Your Python install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1.2cm" svg:height="2.3cm" svg:x="2.1cm" svg:y="16.8cm">
          <text:p text:style-name="P10"><text:span text:style-name="T3">…</text:span><text:span text:style-name="T3">/lib/pythonX.Y</text:span></text:p>
          <text:p text:style-name="P10"><text:span text:style-name="T3">…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11.2cm" svg:height="1.6cm" svg:x="2.1cm" svg:y="14.9cm">
          <text:p text:style-name="P22"><text:span text:style-name="T3">Standard Library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1.2cm" svg:height="2.3cm" svg:x="14.6cm" svg:y="16.8cm">
          <text:p text:style-name="P10"><text:span text:style-name="T3">…</text:span><text:span text:style-name="T3">/lib/pythonX.Y/site-packages</text:span></text:p>
          <text:p text:style-name="P10"><text:span text:style-name="T3">virtualenv</text:span></text:p>
          <text:p text:style-name="P10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11.2cm" svg:height="1.6cm" svg:x="14.6cm" svg:y="14.9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1.7cm" svg:height="7.6cm" svg:x="15.3cm" svg:y="1.4cm">
          <text:p text:style-name="P20"><text:span text:style-name="T2">Your amazing virtualenv</text:span></text:p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10.6cm" svg:height="3.8cm" svg:x="15.9cm" svg:y="4.8cm">
          <text:p text:style-name="P24"><text:span text:style-name="T8">…</text:span><text:span text:style-name="T8">/</text:span><text:span text:style-name="T9">amazing</text:span><text:span text:style-name="T8">/lib/pythonX.Y/site-packages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10.6cm" svg:height="1.6cm" svg:x="15.9cm" svg:y="3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5.6cm" svg:y1="2.4cm" svg:x2="8.8cm" svg:y2="2.6cm">
          <text:p/>
        </draw:line>
        <draw:frame draw:style-name="gr1" draw:text-style-name="P27" draw:layer="layout" svg:width="13.062cm" svg:height="1.673cm" svg:x="7.6cm" svg:y="9.8cm">
          <draw:text-box>
            <text:p text:style-name="P26">Creating a virtualenv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1T32">
        <office:forms form:automatic-focus="false" form:apply-design-mode="false"/>
        <draw:custom-shape draw:style-name="gr10" draw:text-style-name="P19" draw:layer="layout" svg:width="13.5cm" svg:height="7.6cm" svg:x="0.9cm" svg:y="1.4cm">
          <text:p text:style-name="P18">$ virtualenv amazing</text:p>
          <text:p text:style-name="P18">$ . ./amazing/bin/activate</text:p>
          <text:p text:style-name="P18">(amazing) $ pip install djang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8cm" svg:height="9cm" svg:x="0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24.9cm" svg:height="6.4cm" svg:x="1.5cm" svg:y="13.2cm">
          <text:p text:style-name="P20"><text:span text:style-name="T2">Your Python install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1.2cm" svg:height="2.3cm" svg:x="2.1cm" svg:y="16.8cm">
          <text:p text:style-name="P10"><text:span text:style-name="T3">…</text:span><text:span text:style-name="T3">/lib/pythonX.Y</text:span></text:p>
          <text:p text:style-name="P10"><text:span text:style-name="T3">…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11.2cm" svg:height="1.6cm" svg:x="2.1cm" svg:y="14.9cm">
          <text:p text:style-name="P22"><text:span text:style-name="T3">Standard Library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1.2cm" svg:height="2.3cm" svg:x="14.6cm" svg:y="16.8cm">
          <text:p text:style-name="P10"><text:span text:style-name="T3">…</text:span><text:span text:style-name="T3">/lib/pythonX.Y/site-packages</text:span></text:p>
          <text:p text:style-name="P10"><text:span text:style-name="T3">virtualenv</text:span></text:p>
          <text:p text:style-name="P10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11.2cm" svg:height="1.6cm" svg:x="14.6cm" svg:y="14.9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1.7cm" svg:height="7.6cm" svg:x="15.3cm" svg:y="1.4cm">
          <text:p text:style-name="P20"><text:span text:style-name="T2">Your amazing virtualenv</text:span></text:p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10.6cm" svg:height="3.8cm" svg:x="15.9cm" svg:y="4.8cm">
          <text:p text:style-name="P24"><text:span text:style-name="T8">…</text:span><text:span text:style-name="T8">/</text:span><text:span text:style-name="T9">amazing</text:span><text:span text:style-name="T8">/lib/pythonX.Y/site-packages</text:span></text:p>
          <text:p text:style-name="P24"><text:span text:style-name="T10">django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10.6cm" svg:height="1.6cm" svg:x="15.9cm" svg:y="3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6.2cm" svg:y1="6cm" svg:x2="12cm" svg:y2="4.4cm">
          <text:p/>
        </draw:line>
        <draw:frame draw:style-name="gr1" draw:text-style-name="P27" draw:layer="layout" svg:width="22.799cm" svg:height="1.673cm" svg:x="3cm" svg:y="9.801cm">
          <draw:text-box>
            <text:p text:style-name="P26">Activating it and installing a package</text:p>
          </draw:text-box>
        </draw:frame>
        <draw:custom-shape draw:style-name="gr17" draw:text-style-name="P28" draw:layer="layout" svg:width="28cm" svg:height="9cm" svg:x="0cm" svg:y="12cm">
          <text:p/>
          <draw:enhanced-geometry svg:viewBox="0 0 21600 21600" draw:type="rectangle" draw:enhanced-path="M 0 0 L 21600 0 21600 21600 0 21600 0 0 Z N"/>
        </draw:custom-shape>
        <draw:frame draw:style-name="gr1" draw:text-style-name="P30" draw:layer="layout" svg:width="18.494cm" svg:height="3.095cm" svg:x="4.706cm" svg:y="14.905cm">
          <draw:text-box>
            <text:p text:style-name="P29"><text:span text:style-name="T11">...once activated, your Python</text:span></text:p>
            <text:p text:style-name="P29"><text:span text:style-name="T11">Installation is left untouch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1T32">
        <office:forms form:automatic-focus="false" form:apply-design-mode="false"/>
        <draw:custom-shape draw:style-name="gr10" draw:text-style-name="P19" draw:layer="layout" svg:width="13.5cm" svg:height="7.6cm" svg:x="0.9cm" svg:y="1.4cm">
          <text:p text:style-name="P18">$ virtualenv amazing</text:p>
          <text:p text:style-name="P18">$ . ./amazing/bin/activate</text:p>
          <text:p text:style-name="P18">(amazing) $ pip install django</text:p>
          <text:p text:style-name="P18">(amazing) $ python</text:p>
          <text:p text:style-name="P18">&gt;&gt;&gt; import djang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8cm" svg:height="9cm" svg:x="0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24.9cm" svg:height="6.4cm" svg:x="1.5cm" svg:y="13.2cm">
          <text:p text:style-name="P20"><text:span text:style-name="T2">Your Python install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1.2cm" svg:height="2.3cm" svg:x="2.1cm" svg:y="16.8cm">
          <text:p text:style-name="P10"><text:span text:style-name="T3">…</text:span><text:span text:style-name="T3">/lib/pythonX.Y</text:span></text:p>
          <text:p text:style-name="P10"><text:span text:style-name="T3">…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11.2cm" svg:height="1.6cm" svg:x="2.1cm" svg:y="14.9cm">
          <text:p text:style-name="P22"><text:span text:style-name="T3">Standard Library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1.2cm" svg:height="2.3cm" svg:x="14.6cm" svg:y="16.8cm">
          <text:p text:style-name="P10"><text:span text:style-name="T3">…</text:span><text:span text:style-name="T3">/lib/pythonX.Y/site-packages</text:span></text:p>
          <text:p text:style-name="P10"><text:span text:style-name="T3">virtualenv</text:span></text:p>
          <text:p text:style-name="P10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11.2cm" svg:height="1.6cm" svg:x="14.6cm" svg:y="14.9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1.7cm" svg:height="7.6cm" svg:x="15.3cm" svg:y="1.4cm">
          <text:p text:style-name="P20"><text:span text:style-name="T2">Your amazing virtualenv</text:span></text:p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10.6cm" svg:height="3.8cm" svg:x="15.9cm" svg:y="4.8cm">
          <text:p text:style-name="P24"><text:span text:style-name="T8">…</text:span><text:span text:style-name="T8">/</text:span><text:span text:style-name="T9">amazing</text:span><text:span text:style-name="T8">/lib/pythonX.Y/site-packages</text:span></text:p>
          <text:p text:style-name="P24"><text:span text:style-name="T10">django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10.6cm" svg:height="1.6cm" svg:x="15.9cm" svg:y="3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7.6cm" svg:y1="5.8cm" svg:x2="16cm" svg:y2="6cm">
          <text:p/>
        </draw:line>
        <draw:frame draw:style-name="gr1" draw:text-style-name="P27" draw:layer="layout" svg:width="8.05cm" svg:height="1.673cm" svg:x="9.701cm" svg:y="9.802cm">
          <draw:text-box>
            <text:p text:style-name="P26">Using it… :-)</text:p>
          </draw:text-box>
        </draw:frame>
        <draw:custom-shape draw:style-name="gr17" draw:text-style-name="P28" draw:layer="layout" svg:width="28cm" svg:height="9cm" svg:x="0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1T32">
        <office:forms form:automatic-focus="false" form:apply-design-mode="false"/>
        <draw:custom-shape draw:style-name="gr10" draw:text-style-name="P19" draw:layer="layout" svg:width="13.5cm" svg:height="7.6cm" svg:x="0.9cm" svg:y="1.4cm">
          <text:p text:style-name="P18">$ virtualenv amazing</text:p>
          <text:p text:style-name="P18">$ . ./amazing/bin/activate</text:p>
          <text:p text:style-name="P18">(amazing) $ pip install django</text:p>
          <text:p text:style-name="P18">(amazing) $ python</text:p>
          <text:p text:style-name="P18">&gt;&gt;&gt; import django</text:p>
          <text:p text:style-name="P18">&gt;&gt;&gt; exit()</text:p>
          <text:p text:style-name="P18">(amazing) $ deactivate</text:p>
          <text:p text:style-name="P18">$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28cm" svg:height="9cm" svg:x="0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24.9cm" svg:height="6.4cm" svg:x="1.5cm" svg:y="13.2cm">
          <text:p text:style-name="P20"><text:span text:style-name="T2">Your Python install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1.2cm" svg:height="2.3cm" svg:x="2.1cm" svg:y="16.8cm">
          <text:p text:style-name="P10"><text:span text:style-name="T3">…</text:span><text:span text:style-name="T3">/lib/pythonX.Y</text:span></text:p>
          <text:p text:style-name="P10"><text:span text:style-name="T3">…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11.2cm" svg:height="1.6cm" svg:x="2.1cm" svg:y="14.9cm">
          <text:p text:style-name="P22"><text:span text:style-name="T3">Standard Library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1.2cm" svg:height="2.3cm" svg:x="14.6cm" svg:y="16.8cm">
          <text:p text:style-name="P10"><text:span text:style-name="T3">…</text:span><text:span text:style-name="T3">/lib/pythonX.Y/site-packages</text:span></text:p>
          <text:p text:style-name="P10"><text:span text:style-name="T3">virtualenv</text:span></text:p>
          <text:p text:style-name="P10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11.2cm" svg:height="1.6cm" svg:x="14.6cm" svg:y="14.9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1.7cm" svg:height="7.6cm" svg:x="15.3cm" svg:y="1.4cm">
          <text:p text:style-name="P20"><text:span text:style-name="T2">Your amazing virtualenv</text:span></text:p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10.6cm" svg:height="3.8cm" svg:x="15.9cm" svg:y="4.8cm">
          <text:p text:style-name="P24"><text:span text:style-name="T8">…</text:span><text:span text:style-name="T8">/</text:span><text:span text:style-name="T9">amazing</text:span><text:span text:style-name="T8">/lib/pythonX.Y/site-packages</text:span></text:p>
          <text:p text:style-name="P24"><text:span text:style-name="T10">django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10.6cm" svg:height="1.6cm" svg:x="15.9cm" svg:y="3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frame draw:style-name="gr1" draw:text-style-name="P27" draw:layer="layout" svg:width="16.661cm" svg:height="1.673cm" svg:x="5.539cm" svg:y="9.802cm">
          <draw:text-box>
            <text:p text:style-name="P26">Deactivating the virtualenv</text:p>
          </draw:text-box>
        </draw:frame>
        <draw:custom-shape draw:style-name="gr17" draw:text-style-name="P28" draw:layer="layout" svg:width="28cm" svg:height="9cm" svg:x="0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1T32">
        <office:forms form:automatic-focus="false" form:apply-design-mode="false"/>
        <draw:custom-shape draw:style-name="gr11" draw:text-style-name="P7" draw:layer="layout" svg:width="28cm" svg:height="9cm" svg:x="0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24.9cm" svg:height="6.4cm" svg:x="1.5cm" svg:y="13.2cm">
          <text:p text:style-name="P20"><text:span text:style-name="T2">Your Python install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1.2cm" svg:height="2.3cm" svg:x="2.1cm" svg:y="16.8cm">
          <text:p text:style-name="P10"><text:span text:style-name="T3">…</text:span><text:span text:style-name="T3">/lib/pythonX.Y</text:span></text:p>
          <text:p text:style-name="P10"><text:span text:style-name="T3">…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11.2cm" svg:height="1.6cm" svg:x="2.1cm" svg:y="14.9cm">
          <text:p text:style-name="P22"><text:span text:style-name="T3">Standard Library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1.2cm" svg:height="2.3cm" svg:x="14.6cm" svg:y="16.8cm">
          <text:p text:style-name="P10"><text:span text:style-name="T3">…</text:span><text:span text:style-name="T3">/lib/pythonX.Y/site-packages</text:span></text:p>
          <text:p text:style-name="P10"><text:span text:style-name="T3">virtualenv</text:span></text:p>
          <text:p text:style-name="P10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11.2cm" svg:height="1.6cm" svg:x="14.6cm" svg:y="14.9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1.7cm" svg:height="5.8cm" svg:x="15.3cm" svg:y="1.4cm">
          <text:p text:style-name="P20"><text:span text:style-name="T2">Your amazing virtualenv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10.6cm" svg:height="1.8cm" svg:x="15.9cm" svg:y="4.8cm">
          <text:p text:style-name="P24"><text:span text:style-name="T8">…</text:span><text:span text:style-name="T8">/</text:span><text:span text:style-name="T9">amazing</text:span><text:span text:style-name="T8">/lib/pythonX.Y/site-packages</text:span></text:p>
          <text:p text:style-name="P24"><text:span text:style-name="T10">django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10.6cm" svg:height="1.6cm" svg:x="15.9cm" svg:y="3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28cm" svg:height="9cm" svg:x="0cm" svg:y="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13.5cm" svg:height="12.2cm" svg:x="0.9cm" svg:y="1.4cm">
          <text:p text:style-name="P18">$ virtualenv amazing</text:p>
          <text:p text:style-name="P18">$ . ./amazing/bin/activate</text:p>
          <text:p text:style-name="P18">(amazing) $ pip install django</text:p>
          <text:p text:style-name="P18">(amazing) $ python</text:p>
          <text:p text:style-name="P18">&gt;&gt;&gt; import django</text:p>
          <text:p text:style-name="P18">&gt;&gt;&gt; exit()</text:p>
          <text:p text:style-name="P18">(amazing) $ deactivate</text:p>
          <text:p text:style-name="P18">$</text:p>
          <text:p text:style-name="P18">$ virtualenv clever</text:p>
          <text:p text:style-name="P18">$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1" draw:layer="layout" svg:width="11.7cm" svg:height="6cm" svg:x="15.3cm" svg:y="7.4cm">
          <text:p text:style-name="P20"><text:span text:style-name="T2">Your clever virtualenv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10.6cm" svg:height="2cm" svg:x="15.9cm" svg:y="10.8cm">
          <text:p text:style-name="P24"><text:span text:style-name="T8">…</text:span><text:span text:style-name="T8">/</text:span><text:span text:style-name="T9">clever</text:span><text:span text:style-name="T8">/lib/pythonX.Y/site-packages</text:span></text:p>
          <text:p text:style-name="P24"><text:span text:style-name="T10"/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10.6cm" svg:height="1.6cm" svg:x="15.9cm" svg:y="9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5.4cm" svg:y1="8.2cm" svg:x2="8.4cm" svg:y2="8.6cm">
          <text:p/>
        </draw:line>
        <draw:frame draw:style-name="gr1" draw:text-style-name="P30" draw:layer="layout" svg:width="17.012cm" svg:height="1.673cm" svg:x="5.8cm" svg:y="16cm">
          <draw:text-box>
            <text:p text:style-name="P29"><text:span text:style-name="T11">Creating another virtualenv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1T32">
        <office:forms form:automatic-focus="false" form:apply-design-mode="false"/>
        <draw:custom-shape draw:style-name="gr11" draw:text-style-name="P7" draw:layer="layout" svg:width="28cm" svg:height="9cm" svg:x="0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24.9cm" svg:height="6.4cm" svg:x="1.5cm" svg:y="13.2cm">
          <text:p text:style-name="P20"><text:span text:style-name="T2">Your Python install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1.2cm" svg:height="2.3cm" svg:x="2.1cm" svg:y="16.8cm">
          <text:p text:style-name="P10"><text:span text:style-name="T3">…</text:span><text:span text:style-name="T3">/lib/pythonX.Y</text:span></text:p>
          <text:p text:style-name="P10"><text:span text:style-name="T3">…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11.2cm" svg:height="1.6cm" svg:x="2.1cm" svg:y="14.9cm">
          <text:p text:style-name="P22"><text:span text:style-name="T3">Standard Library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1.2cm" svg:height="2.3cm" svg:x="14.6cm" svg:y="16.8cm">
          <text:p text:style-name="P10"><text:span text:style-name="T3">…</text:span><text:span text:style-name="T3">/lib/pythonX.Y/site-packages</text:span></text:p>
          <text:p text:style-name="P10"><text:span text:style-name="T3">virtualenv</text:span></text:p>
          <text:p text:style-name="P10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11.2cm" svg:height="1.6cm" svg:x="14.6cm" svg:y="14.9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1.7cm" svg:height="5.8cm" svg:x="15.3cm" svg:y="1.4cm">
          <text:p text:style-name="P20"><text:span text:style-name="T2">Your amazing virtualenv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10.6cm" svg:height="1.8cm" svg:x="15.9cm" svg:y="4.8cm">
          <text:p text:style-name="P24"><text:span text:style-name="T8">…</text:span><text:span text:style-name="T8">/</text:span><text:span text:style-name="T9">amazing</text:span><text:span text:style-name="T8">/lib/pythonX.Y/site-packages</text:span></text:p>
          <text:p text:style-name="P24"><text:span text:style-name="T12">django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10.6cm" svg:height="1.6cm" svg:x="15.9cm" svg:y="3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28cm" svg:height="9cm" svg:x="0cm" svg:y="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13.5cm" svg:height="12.2cm" svg:x="0.9cm" svg:y="1.4cm">
          <text:p text:style-name="P18">$ virtualenv amazing</text:p>
          <text:p text:style-name="P18">$ . ./amazing/bin/activate</text:p>
          <text:p text:style-name="P18">(amazing) $ pip install django</text:p>
          <text:p text:style-name="P18">(amazing) $ python</text:p>
          <text:p text:style-name="P18">&gt;&gt;&gt; import django</text:p>
          <text:p text:style-name="P18">&gt;&gt;&gt; exit()</text:p>
          <text:p text:style-name="P18">(amazing) $ deactivate</text:p>
          <text:p text:style-name="P18">$</text:p>
          <text:p text:style-name="P18">$ virtualenv clever</text:p>
          <text:p text:style-name="P18">$ . ./clever/bin/activate</text:p>
          <text:p text:style-name="P18">(clever) $ pip install pandas</text:p>
          <text:p text:style-name="P18">(clever) $</text:p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1" draw:layer="layout" svg:width="11.7cm" svg:height="6cm" svg:x="15.3cm" svg:y="7.4cm">
          <text:p text:style-name="P20"><text:span text:style-name="T2">Your clever virtualenv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10.6cm" svg:height="2cm" svg:x="15.9cm" svg:y="10.8cm">
          <text:p text:style-name="P24"><text:span text:style-name="T8">…</text:span><text:span text:style-name="T8">/</text:span><text:span text:style-name="T9">clever</text:span><text:span text:style-name="T8">/lib/pythonX.Y/site-packages</text:span></text:p>
          <text:p text:style-name="P24"><text:span text:style-name="T10">pandas</text:span></text:p>
          <text:p text:style-name="P24"><text:span text:style-name="T10"/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10.6cm" svg:height="1.6cm" svg:x="15.9cm" svg:y="9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6.2cm" svg:y1="12cm" svg:x2="11.6cm" svg:y2="10.2cm">
          <text:p/>
        </draw:line>
        <draw:frame draw:style-name="gr1" draw:text-style-name="P30" draw:layer="layout" svg:width="15.175cm" svg:height="1.673cm" svg:x="5.8cm" svg:y="16cm">
          <draw:text-box>
            <text:p text:style-name="P29"><text:span text:style-name="T11">Activating and install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1T32">
        <office:forms form:automatic-focus="false" form:apply-design-mode="false"/>
        <draw:custom-shape draw:style-name="gr11" draw:text-style-name="P7" draw:layer="layout" svg:width="28cm" svg:height="9cm" svg:x="0cm" svg:y="1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24.9cm" svg:height="6.4cm" svg:x="1.5cm" svg:y="13.2cm">
          <text:p text:style-name="P20"><text:span text:style-name="T2">Your Python install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1.2cm" svg:height="2.3cm" svg:x="2.1cm" svg:y="16.8cm">
          <text:p text:style-name="P10"><text:span text:style-name="T3">…</text:span><text:span text:style-name="T3">/lib/pythonX.Y</text:span></text:p>
          <text:p text:style-name="P10"><text:span text:style-name="T3">…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11.2cm" svg:height="1.6cm" svg:x="2.1cm" svg:y="14.9cm">
          <text:p text:style-name="P22"><text:span text:style-name="T3">Standard Library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1.2cm" svg:height="2.3cm" svg:x="14.6cm" svg:y="16.8cm">
          <text:p text:style-name="P10"><text:span text:style-name="T3">…</text:span><text:span text:style-name="T3">/lib/pythonX.Y/site-packages</text:span></text:p>
          <text:p text:style-name="P10"><text:span text:style-name="T3">virtualenv</text:span></text:p>
          <text:p text:style-name="P10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11.2cm" svg:height="1.6cm" svg:x="14.6cm" svg:y="14.9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1.7cm" svg:height="5.8cm" svg:x="15.3cm" svg:y="1.4cm">
          <text:p text:style-name="P20"><text:span text:style-name="T2">Your amazing virtualenv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10.6cm" svg:height="1.8cm" svg:x="15.9cm" svg:y="4.8cm">
          <text:p text:style-name="P24"><text:span text:style-name="T8">…</text:span><text:span text:style-name="T8">/</text:span><text:span text:style-name="T9">amazing</text:span><text:span text:style-name="T8">/lib/pythonX.Y/site-packages</text:span></text:p>
          <text:p text:style-name="P24"><text:span text:style-name="T12">django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10.6cm" svg:height="1.6cm" svg:x="15.9cm" svg:y="3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28cm" svg:height="9cm" svg:x="0cm" svg:y="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13.5cm" svg:height="12.2cm" svg:x="0.9cm" svg:y="1.4cm">
          <text:p text:style-name="P18">$ virtualenv amazing</text:p>
          <text:p text:style-name="P18">$ . ./amazing/bin/activate</text:p>
          <text:p text:style-name="P18">(amazing) $ pip install django</text:p>
          <text:p text:style-name="P18">(amazing) $ python</text:p>
          <text:p text:style-name="P18">&gt;&gt;&gt; import django</text:p>
          <text:p text:style-name="P18">&gt;&gt;&gt; exit()</text:p>
          <text:p text:style-name="P18">(amazing) $ deactivate</text:p>
          <text:p text:style-name="P18">$</text:p>
          <text:p text:style-name="P18">$ virtualenv clever</text:p>
          <text:p text:style-name="P18">$ . ./clever/bin/activate</text:p>
          <text:p text:style-name="P18">(clever) $ pip install pandas</text:p>
          <text:p text:style-name="P18">(clever) $ python</text:p>
          <text:p text:style-name="P18">&gt;&gt;&gt; import pandas</text:p>
          <text:p text:style-name="P18">&gt;&gt;&gt;</text:p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1" draw:layer="layout" svg:width="11.7cm" svg:height="6cm" svg:x="15.3cm" svg:y="7.4cm">
          <text:p text:style-name="P20"><text:span text:style-name="T2">Your clever virtualenv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draw:layer="layout" svg:width="10.6cm" svg:height="2cm" svg:x="15.9cm" svg:y="10.8cm">
          <text:p text:style-name="P24"><text:span text:style-name="T8">…</text:span><text:span text:style-name="T8">/</text:span><text:span text:style-name="T9">clever</text:span><text:span text:style-name="T8">/lib/pythonX.Y/site-packages</text:span></text:p>
          <text:p text:style-name="P24"><text:span text:style-name="T10">pandas</text:span></text:p>
          <text:p text:style-name="P24"><text:span text:style-name="T10"/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10.6cm" svg:height="1.6cm" svg:x="15.9cm" svg:y="9cm">
          <text:p text:style-name="P22"><text:span text:style-name="T3">Site Packages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7.4cm" svg:y1="11.6cm" svg:x2="16.2cm" svg:y2="12cm">
          <text:p/>
        </draw:line>
        <draw:frame draw:style-name="gr1" draw:text-style-name="P30" draw:layer="layout" svg:width="13.604cm" svg:height="1.673cm" svg:x="5.8cm" svg:y="16cm">
          <draw:text-box>
            <text:p text:style-name="P29"><text:span text:style-name="T11">Using the virtualenv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1T32">
        <office:forms form:automatic-focus="false" form:apply-design-mode="false"/>
        <draw:frame presentation:style-name="pr3" draw:text-style-name="P32" draw:layer="layout" svg:width="25.2cm" svg:height="16.87cm" svg:x="1.4cm" svg:y="1.503cm" presentation:class="subtitle" presentation:user-transformed="true">
          <draw:text-box>
            <text:p text:style-name="P31"><text:span text:style-name="T5">Wrapping up</text:span></text:p>
            <text:p text:style-name="P31"/>
            <text:p text:style-name="P31"><text:span text:style-name="T6">And a few tips</text:span></text:p>
            <text:p text:style-name="P31"/>
            <text:p text:style-name="P31"/>
            <text:p text:style-name="P31">There are other similar technologies and tools.</text:p>
            <text:p text:style-name="P31"><text:span text:style-name="T7">[venv, virtualenvwrapper, conda, etc. key ideas are the same]</text:span></text:p>
            <text:p text:style-name="P31"/>
            <text:p text:style-name="P31">Activation command different on Windows</text:p>
            <text:p text:style-name="P31"><text:span text:style-name="T7">[again, ideas are the same]</text:span></text:p>
            <text:p text:style-name="P31"/>
            <text:p text:style-name="P31">One environment per project may be a good idea</text:p>
            <text:p text:style-name="P31"><text:s/><text:span text:style-name="T7">[particularly if they tend to use very different packages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146B6F5D1FA6ED75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ry </meta:initial-creator>
    <meta:creation-date>2015-07-19T21:34:58.367383176</meta:creation-date>
    <dc:date>2016-07-16T20:00:30.414372000</dc:date>
    <meta:editing-duration>PT1H40M20S</meta:editing-duration>
    <meta:editing-cycles>26</meta:editing-cycles>
    <meta:generator>LibreOffice/5.1.2.2$MacOSX_X86_64 LibreOffice_project/d3bf12ecb743fc0d20e0be0c58ca359301eb705f</meta:generator>
    <meta:document-statistic meta:object-count="184"/>
  </office:meta>
</office:document-meta>
</file>